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c14" officeooo:paragraph-rsid="000f8c14"/>
    </style:style>
    <style:style style:name="P2" style:family="paragraph" style:parent-style-name="Standard">
      <style:text-properties officeooo:rsid="00115a2e" officeooo:paragraph-rsid="00115a2e"/>
    </style:style>
    <style:style style:name="P3" style:family="paragraph" style:parent-style-name="Standard">
      <style:paragraph-properties fo:text-align="center" style:justify-single-word="false"/>
      <style:text-properties officeooo:rsid="00119cce" officeooo:paragraph-rsid="00119cce"/>
    </style:style>
    <style:style style:name="P4" style:family="paragraph" style:parent-style-name="Standard">
      <style:paragraph-properties fo:text-align="center" style:justify-single-word="false"/>
      <style:text-properties fo:font-size="18pt" officeooo:rsid="00119cce" officeooo:paragraph-rsid="00119cce" style:font-size-asian="18pt" style:font-size-complex="18pt"/>
    </style:style>
    <style:style style:name="P5" style:family="paragraph" style:parent-style-name="Standard">
      <style:text-properties officeooo:rsid="0013a38e" officeooo:paragraph-rsid="0013a38e"/>
    </style:style>
    <style:style style:name="P6" style:family="paragraph" style:parent-style-name="Table_20_Contents">
      <style:text-properties officeooo:rsid="000f8c14" officeooo:paragraph-rsid="000f8c14"/>
    </style:style>
    <style:style style:name="P7" style:family="paragraph" style:parent-style-name="Table_20_Contents">
      <style:text-properties officeooo:rsid="000fa0fd" officeooo:paragraph-rsid="000fa0fd"/>
    </style:style>
    <style:style style:name="P8" style:family="paragraph" style:parent-style-name="Table_20_Contents">
      <style:text-properties officeooo:rsid="00122b6e" officeooo:paragraph-rsid="00122b6e"/>
    </style:style>
    <style:style style:name="T1" style:family="text">
      <style:text-properties officeooo:rsid="000fa0fd"/>
    </style:style>
    <style:style style:name="T2" style:family="text">
      <style:text-properties officeooo:rsid="00115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ada et Jean projet PDO </text:p>
      <text:p text:style-name="P3"/>
      <text:p text:style-name="P4">BALLADES</text:p>
      <text:p text:style-name="P1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<text:span text:style-name="T2">Créer</text:span> le dossier projet </text:p>
          </table:table-cell>
          <table:table-cell table:style-name="Tableau1.B1" office:value-type="string">
            <text:p text:style-name="P6">Nommé Obada-et-Jean</text:p>
          </table:table-cell>
        </table:table-row>
        <table:table-row>
          <table:table-cell table:style-name="Tableau1.A2" office:value-type="string">
            <text:p text:style-name="P1">drag&amp;drop docker files</text:p>
          </table:table-cell>
          <table:table-cell table:style-name="Tableau1.B2" office:value-type="string">
            <text:p text:style-name="P6">Renommer Index.php en index.php</text:p>
          </table:table-cell>
        </table:table-row>
        <table:table-row>
          <table:table-cell table:style-name="Tableau1.A2" office:value-type="string">
            <text:p text:style-name="P1">Créer le repo su GIT.hub</text:p>
          </table:table-cell>
          <table:table-cell table:style-name="Tableau1.B2" office:value-type="string">
            <text:p text:style-name="P6">Nommé Obada-et-Jean</text:p>
          </table:table-cell>
        </table:table-row>
        <table:table-row>
          <table:table-cell table:style-name="Tableau1.A2" office:value-type="string">
            <text:p text:style-name="P6"><text:span text:style-name="T1">Exécuter</text:span> les commandes de Git init (dispo sur github lors de la <text:span text:style-name="T2">création</text:span>)</text:p>
          </table:table-cell>
          <table:table-cell table:style-name="Tableau1.B2" office:value-type="string">
            <text:p text:style-name="P6">Créer le .git</text:p>
          </table:table-cell>
        </table:table-row>
        <table:table-row>
          <table:table-cell table:style-name="Tableau1.A2" office:value-type="string">
            <text:p text:style-name="P6">Dans gitCkracken , <text:span text:style-name="T1">sélectionner</text:span> le dossi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Commit des fichiers de config docker - push</text:p>
          </table:table-cell>
          <table:table-cell table:style-name="Tableau1.B2" office:value-type="string">
            <text:p text:style-name="P6">Retourn github rempli avec les fichier<text:span text:style-name="T2">s</text:span> partagé<text:span text:style-name="T2">s</text:span></text:p>
          </table:table-cell>
        </table:table-row>
        <table:table-row>
          <table:table-cell table:style-name="Tableau1.A2" office:value-type="string">
            <text:p text:style-name="P6">PhpMyAdmin : créer la BD <text:span text:style-name="T1">par requete SQL</text:span></text:p>
            <text:p text:style-name="P7">recopiées dans script.sql</text:p>
          </table:table-cell>
          <table:table-cell table:style-name="Tableau1.B2" office:value-type="string">
            <text:p text:style-name="P7">Database = Ballades</text:p>
            <text:p text:style-name="P7">Table = Promenades</text:p>
          </table:table-cell>
        </table:table-row>
        <table:table-row>
          <table:table-cell table:style-name="Tableau1.A2" office:value-type="string">
            <text:p text:style-name="P7">Créer database.php (class Database)</text:p>
          </table:table-cell>
          <table:table-cell table:style-name="Tableau1.B2" office:value-type="string">
            <text:p text:style-name="P8">Avec tout les getters</text:p>
          </table:table-cell>
        </table:table-row>
        <table:table-row>
          <table:table-cell table:style-name="Tableau1.A2" office:value-type="string">
            <text:p text:style-name="P7"><text:span text:style-name="T2">Créer</text:span> le testDatabase</text:p>
          </table:table-cell>
          <table:table-cell table:style-name="Tableau1.B2" office:value-type="string">
            <text:p text:style-name="Table_20_Contents"><text:s/><text:span text:style-name="T1">INDEED !! 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Attention ! </text:p>
      <text:p text:style-name="P2">La base de données ne se partage pas sur GitHub. Car c’est le projet qu’on partage et pas le contenu des data ! </text:p>
      <text:p text:style-name="P5">Pour partager la base de donnée , il faut exporter la BD depuis PHPmyAdmi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5:57:09.692280276</meta:creation-date>
    <dc:date>2019-07-17T08:00:47.449280169</dc:date>
    <meta:editing-duration>P6DT22H21M5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132" meta:character-count="779" meta:non-whitespace-character-count="665"/>
  </office:meta>
</office:document-meta>
</file>